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4 '2017-2018'.Q1:'2017-2018'.Q1 '2017-2018'.Q2:'2017-2018'.Q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/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table:number-columns-repeated="1003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/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table:number-columns-repeated="1003"/>
        </table:table-row>
        <table:table-row table:style-name="ro1">
          <table:table-cell office:value-type="date" office:date-value="2017-09-27" calcext:value-type="date">
            <text:p>27.09.2017</text:p>
          </table:table-cell>
          <table:table-cell table:number-columns-repeated="15"/>
          <table:table-cell table:formula="of:=IF([.A6] = [.A5] ; [.Q5] ; [.Q5] + [.P5] + IF ([.A5] = [.A4] ; [.P4]; 0))" office:value-type="float" office:value="1585" calcext:value-type="float">
            <text:p>1585</text:p>
          </table:table-cell>
          <table:table-cell table:number-columns-repeated="1003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.00.0000</text:date>, <text:time style:data-style-name="N2" text:time-value="11:03:37.4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55</meta:editing-cycles>
    <meta:editing-duration>PT3H52M18S</meta:editing-duration>
    <dc:title>Saison Ekkart</dc:title>
    <dc:date>2017-09-26T11:06:12.376000000</dc:date>
    <meta:generator>LibreOffice/5.3.3.2$Windows_x86 LibreOffice_project/3d9a8b4b4e538a85e0782bd6c2d430bafe583448</meta:generator>
    <meta:document-statistic meta:table-count="3" meta:cell-count="14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1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6cm" svg:width="17.987cm" svg:height="5.531cm">
          <chartooo:coordinate-region svg:x="2.359cm" svg:y="1.333cm" svg:width="15.811cm" svg:height="4.764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6cm" svg:width="14.865cm" svg:height="5.531cm">
          <chartooo:coordinate-region svg:x="2.294cm" svg:y="1.333cm" svg:width="12.88cm" svg:height="4.764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7-2018'.A2:'2017-2018'.A4 '2017-2018'.Q1:'2017-2018'.Q4" chart:data-source-has-labels="both" svg:x="0.309cm" svg:y="1.16cm" svg:width="14.865cm" svg:height="5.531cm">
          <chartooo:coordinate-region svg:x="2.294cm" svg:y="1.333cm" svg:width="12.88cm" svg:height="4.419cm"/>
          <chart:axis chart:dimension="x" chart:name="primary-x" chart:style-name="ch4" chartooo:axis-type="auto">
            <chartooo:date-scale/>
            <chart:categories table:cell-range-address="'2017-2018'.A2:'2017-2018'.A4"/>
          </chart:axis>
          <chart:axis chart:dimension="y" chart:name="primary-y" chart:style-name="ch5"/>
          <chart:series chart:style-name="ch6" chart:values-cell-range-address="'2017-2018'.Q2:'2017-2018'.Q4" chart:label-cell-address="'2017-2018'.Q1:'2017-2018'.Q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4</svg:desc>
                </draw:g>
              </table:table-cell>
              <table:table-cell office:value-type="float" office:value="1589">
                <text:p>1589</text:p>
                <draw:g>
                  <svg:desc>'2017-2018'.Q2:'2017-2018'.Q4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85">
                <text:p>1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